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A30000005867CA014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Edit Your Storefront on Treadhunter.com</text:h>
      <text:p text:style-name="Text_20_body">First make sure you are logged into Treadhunter.com or your storefront (&lt;domain&gt;.tread-hunter.com).</text:p>
      <text:p text:style-name="Text_20_body"/>
      <text:p text:style-name="Text_20_body">At the bottom of the main page, there should be a box called Admin Functions.</text:p>
      <text:p text:style-name="Text_20_body"><draw:frame draw:style-name="fr1" draw:name="graphics1" text:anchor-type="paragraph" svg:width="6.9252in" svg:height="0.6543in" draw:z-index="0"><draw:image xlink:href="Pictures/10000000000003A30000005867CA0143.png" xlink:type="simple" xlink:show="embed" xlink:actuate="onLoad"/></draw:frame></text:p>
      <text:p text:style-name="Text_20_body">To edit your storefront, click the Edit Store Information button.</text:p>
      <text:h text:style-name="Heading_20_2" text:outline-level="2">Edit Store Information</text:h>
      <text:p text:style-name="Text_20_body">The first thing you will want to do is select your domain if this hasn't been done. <text:s/>This is how your custom Treadhunter storefront will be displayed, in the format of &lt;domain&gt;.tread-hunter.com. <text:s/>If you choose a value already in use, the web page will ask you to choose a different one. <text:s/>You cannot use any punctuation in this field except for a hyphen (-).</text:p>
      <text:p text:style-name="P2">Example: you have a store called Bob's Discount Tires. <text:s/>You might wish to select a domain of bobs-discount-tires, which will translate to a web URL of bobs-discount-tires.tread-hunter.com. <text:s/>Then if you have a domain of <text:a xlink:type="simple" xlink:href="http://www.bobsdiscounttires.com/">www.bobsdiscounttires.com</text:a>, you could point it to bobs-discount-tires.tread-hunter.com, and any visits to <text:a xlink:type="simple" xlink:href="http://www.bobsdiscounttires.com/">www.bobsdiscounttires.com</text:a> will take the visitor to your storefront on Treadhunter.</text:p>
      <text:p text:style-name="P3">You may wish to choose a storefront look and feel here too. <text:s/>The default option is Standard Treadhunter, which shows your logo, a search box for automobile or size, and all your tires. <text:s/>In addition, any custom tabs (see below) will be displayed here.</text:p>
      <text:p text:style-name="P3">The Tabbed Look is similar to the Standard Treadhunter look but adds customizable widgets, where you can have a scroll window for any current promotions or any other pictures/information you want to show to customers. <text:s/>It also includes an Information tab which has a standard set of articles about the tire and automotive industry to help educate your customers, an Our Store tab that gives directions to your store, and your custom tabs (see below).</text:p>
      <text:p text:style-name="P3">The Sliding Tabs functions like the Tabbed Look but has a 'fancier' look where the tabs scroll the data around. <text:s/>Finally the Traditional Look uses a more traditional menu bar instead of tabs.</text:p>
      <text:h text:style-name="Heading_20_2" text:outline-level="2">Edit Storefront (e.g. tabs)</text:h>
      <text:p text:style-name="Text_20_body">This page allows you to enter up to five custom tabs with any information you would like to present to your customer. <text:s/>Any tabs entered here will always show on your standard Treadhunter store page, but you must check the Include Tab on Storefront? box to include it on your storefront. <text:s/>The purpose of this checkbox is that you might duplicate information from the standard storefront pages (Our Store, Information, etc.) that are not normally included on the Treadhunter store page.</text:p>
      <text:p text:style-name="Text_20_body">You can enter HTML here if desired, so you can include references to images hosted elsewhere, etc. <text:s/>These tabs will not be displayed on your storefront or the Treadhunter store page unless you include some text in both the title and content fields.</text:p>
      <text:h text:style-name="Heading_20_2" text:outline-level="2"><text:soft-page-break/>Edit Craigslist template</text:h>
      <text:p text:style-name="Text_20_body">This page is used to customize the information posted on Craigslist through our mobile app, but will not be further clarified here.</text:p>
      <text:h text:style-name="Heading_20_2" text:outline-level="2">Edit Storefront Images</text:h>
      <text:p text:style-name="Text_20_body">Here you can upload banner images and customize text for images that will be displayed on your storefront. <text:s/>There are two 'widgets' that are displayed on your storefront – a promotions widget and a storefront widget. <text:s/>The promotions images should be used to show coupons, current rebates, etc. <text:s/>The storefront images might include pictures of your store, staff, or similar about your store.</text:p>
      <text:p text:style-name="Text_20_body">To upload images, use the Upload New Images section at the bottom of the page. <text:s/>You can drag-and-drop multiple images onto the Add Files button (on most browsers) or click the Add Files button to select a single image at a time from your computer. <text:s/>Once you have added your images, click the Start Upload button and the images will be uploaded to the site.</text:p>
      <text:h text:style-name="Heading_20_2" text:outline-level="2">Editing Image Assets</text:h>
      <text:p text:style-name="Text_20_body">Once images have been uploaded, they will be displayed in this section. <text:s/>You can enter a custom caption for the image that will be overlayed onto it, and enter a custom URL if you'd like to jump to a special page when the user clicks the image.</text:p>
      <text:p text:style-name="Text_20_body"><text:span text:style-name="T1">Example: a particular manufacturer is currently offering a $50 rebate when you purchase 4 tires of a particular model. <text:s/>You can upload a banner image related to this rebate, then put a caption of “Up to $50 off of XXX tires” and a URL that jumps to the manufacturer's website that further details the rebate.</text:span></text:p>
      <text:p text:style-name="P3">Now check the Storefront and/or Promotions checkbox to include this image in either or both of these widgets on your storefront. <text:s/>Finally click the Save Changes button next to each image as you modify its values. <text:s/><text:span text:style-name="T2">Note: clicking the Save Changes button on a particular image erases unsaved values for other images.</text:span><text:span text:style-name="T3"> <text:s/>So images should be modified and updated one at a time. <text:s/>Click the Delete button to remove a particular image.</text:span></text:p>
      <text:h text:style-name="P1" text:outline-level="2">Select Storefront Colors</text:h>
      <text:p text:style-name="P4">This selection allows you to customize many of the colors of the fonts, headlines, sizes, etc. on the storefront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0:40:06</meta:creation-date>
    <dc:date>2013-04-19T11:28:20</dc:date>
    <meta:editing-duration>PT48M14S</meta:editing-duration>
    <meta:editing-cycles>3</meta:editing-cycles>
    <meta:generator>OpenOffice.org/3.4$Unix OpenOffice.org_project/340m1$Build-9590</meta:generator>
    <meta:document-statistic meta:table-count="0" meta:image-count="1" meta:object-count="0" meta:page-count="2" meta:paragraph-count="24" meta:word-count="802" meta:character-count="4785"/>
  </office:meta>
</office:document-meta>
</file>